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.986cm" svg:x="2.778cm" svg:y="7.096cm">
          <text:p text:style-name="P1">GRP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1.986cm" svg:x="2.778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842cm" svg:height="1.025cm" svg:x="2.651cm" svg:y="2.778cm">
          <draw:text-box>
            <text:p>GRP Header</text:p>
          </draw:text-box>
        </draw:frame>
        <draw:custom-shape draw:style-name="gr4" draw:text-style-name="P1" draw:layer="layout" svg:width="8.001cm" svg:height="1.456cm" svg:x="2.778cm" svg:y="3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2.778cm" svg:y="3.735cm">
          <text:p text:style-name="P1"><text:span text:style-name="T1">Number of </text:span></text:p>
          <text:p text:style-name="P1"><text:span text:style-name="T1">Fram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667cm" svg:height="1.456cm" svg:x="5.445cm" svg:y="3.735cm">
          <text:p text:style-name="P1"><text:span text:style-name="T1">Max Frame</text:span></text:p>
          <text:p text:style-name="P1"><text:span text:style-name="T1">Width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456cm" svg:x="8.112cm" svg:y="3.735cm">
          <text:p text:style-name="P1"><text:span text:style-name="T1">Max Frame</text:span></text:p>
          <text:p text:style-name="P1"><text:span text:style-name="T1">Height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032cm" svg:y="7.09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905cm" svg:y1="5.318cm" svg:x2="2.905cm" svg:y2="6.969cm">
          <text:p/>
        </draw:line>
        <draw:custom-shape draw:style-name="gr4" draw:text-style-name="P1" draw:layer="layout" svg:width="10.287cm" svg:height="1.456cm" svg:x="3.667cm" svg:y="1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6.454cm" svg:height="0.962cm" svg:x="3.54cm" svg:y="10.071cm">
          <draw:text-box>
            <text:p>GRP Frame Headers</text:p>
          </draw:text-box>
        </draw:frame>
        <draw:custom-shape draw:style-name="gr5" draw:text-style-name="P2" draw:layer="layout" svg:width="1.905cm" svg:height="1.456cm" svg:x="3.667cm" svg:y="11.101cm">
          <text:p text:style-name="P1"><text:span text:style-name="T1">x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5.572cm" svg:y="11.101cm">
          <text:p text:style-name="P1"><text:span text:style-name="T1">y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159cm" svg:height="1.456cm" svg:x="7.477cm" svg:y="11.101cm">
          <text:p text:style-name="P1"><text:span text:style-name="T1">Image</text:span></text:p>
          <text:p text:style-name="P1"><text:span text:style-name="T1">Width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159cm" svg:height="1.456cm" svg:x="9.636cm" svg:y="11.101cm">
          <text:p text:style-name="P1"><text:span text:style-name="T1">Image</text:span></text:p>
          <text:p text:style-name="P1"><text:span text:style-name="T1">Heigh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159cm" svg:height="1.456cm" svg:x="11.795cm" svg:y="11.101cm">
          <text:p text:style-name="P1"><text:span text:style-name="T1">Data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667cm" svg:y="7.09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302cm" svg:y="7.09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937cm" svg:y="7.09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5.572cm" svg:y="7.096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6.207cm" svg:y="7.096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032cm" svg:height="1.986cm" svg:x="6.842cm" svg:y="7.096cm">
          <text:p text:style-name="P1"><text:span text:style-name="T1">Data f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8.874cm" svg:y="7.096cm">
          <text:p text:style-name="P1"><text:span text:style-name="T2">Data f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0.906cm" svg:y="7.096cm">
          <text:p text:style-name="P1"><text:span text:style-name="T2">Data f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2.938cm" svg:y="7.096cm">
          <text:p text:style-name="P1"><text:span text:style-name="T2">Data fo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4.97cm" svg:y="7.096cm">
          <text:p text:style-name="P1"><text:span text:style-name="T2">Data fo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7.002cm" svg:y="7.096cm">
          <text:p text:style-name="P1"><text:span text:style-name="T2">Data for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2.778cm" svg:y1="6.969cm" svg:x2="6.842cm" svg:y2="6.969cm">
          <text:p text:style-name="P1"><text:span text:style-name="T3">Data offset of Frame 1</text:span></text:p>
        </draw:line>
        <draw:line draw:style-name="gr15" draw:text-style-name="P3" draw:layer="layout" svg:x1="2.778cm" svg:y1="6.588cm" svg:x2="8.874cm" svg:y2="6.588cm">
          <text:p text:style-name="P1"><text:span text:style-name="T3">Data offset of Frame 2</text:span></text:p>
        </draw:line>
        <draw:line draw:style-name="gr9" draw:text-style-name="P1" draw:layer="layout" svg:x1="3.667cm" svg:y1="11.033cm" svg:x2="3.413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6:40:53</meta:creation-date>
    <dc:date>2013-07-19T00:51:41</dc:date>
    <meta:editing-duration>PT2H25M6S</meta:editing-duration>
    <meta:editing-cycles>9</meta:editing-cycles>
    <meta:generator>LibreOffice/4.0.3.3$MacOSX_x86 LibreOffice_project/0eaa50a932c8f2199a615e1eb30f7ac74279539</meta:generator>
    <meta:document-statistic meta:object-count="30"/>
  </office:meta>
</office:document-meta>
</file>